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4.7992"/>
          <table:table-cell office:value-type="float" office:value="22.644"/>
          <table:table-cell office:value-type="float" office:value="20.45"/>
          <table:table-cell office:value-type="float" office:value="0.0"/>
          <table:table-cell office:value-type="float" office:value="0.0"/>
          <table:table-cell office:value-type="float" office:value="186.0"/>
          <table:table-cell office:value-type="float" office:value="56110.0"/>
          <table:table-cell office:value-type="float" office:value="417825.0"/>
          <table:table-cell office:value-type="float" office:value="329858.0"/>
          <table:table-cell office:value-type="float" office:value="1297570.0"/>
          <table:table-cell office:value-type="float" office:value="246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32984"/>
          <table:table-cell office:value-type="float" office:value="7.154"/>
          <table:table-cell office:value-type="float" office:value="4.87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6215.0"/>
          <table:table-cell office:value-type="float" office:value="121064.0"/>
          <table:table-cell office:value-type="float" office:value="329858.0"/>
          <table:table-cell office:value-type="float" office:value="1297570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34692"/>
          <table:table-cell office:value-type="float" office:value="2.2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3.0"/>
          <table:table-cell office:value-type="float" office:value="5745.0"/>
          <table:table-cell office:value-type="float" office:value="329158.0"/>
          <table:table-cell office:value-type="float" office:value="1295430.0"/>
          <table:table-cell office:value-type="float" office:value="2477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1.7893"/>
          <table:table-cell office:value-type="float" office:value="9.624"/>
          <table:table-cell office:value-type="float" office:value="7.44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6473.0"/>
          <table:table-cell office:value-type="float" office:value="186756.0"/>
          <table:table-cell office:value-type="float" office:value="329858.0"/>
          <table:table-cell office:value-type="float" office:value="1297571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9625"/>
          <table:table-cell office:value-type="float" office:value="14.701"/>
          <table:table-cell office:value-type="float" office:value="12.44"/>
          <table:table-cell office:value-type="float" office:value="1.0"/>
          <table:table-cell office:value-type="float" office:value="0.0"/>
          <table:table-cell office:value-type="float" office:value="56.0"/>
          <table:table-cell office:value-type="float" office:value="14420.0"/>
          <table:table-cell office:value-type="float" office:value="327441.0"/>
          <table:table-cell office:value-type="float" office:value="329858.0"/>
          <table:table-cell office:value-type="float" office:value="1297571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54827"/>
          <table:table-cell office:value-type="float" office:value="2.4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2616.0"/>
          <table:table-cell office:value-type="float" office:value="329158.0"/>
          <table:table-cell office:value-type="float" office:value="1295431.0"/>
          <table:table-cell office:value-type="float" office:value="2466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2.2159"/>
          <table:table-cell office:value-type="float" office:value="10.126"/>
          <table:table-cell office:value-type="float" office:value="7.82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923.0"/>
          <table:table-cell office:value-type="float" office:value="182847.0"/>
          <table:table-cell office:value-type="float" office:value="329858.0"/>
          <table:table-cell office:value-type="float" office:value="1297570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6367"/>
          <table:table-cell office:value-type="float" office:value="13.438"/>
          <table:table-cell office:value-type="float" office:value="11.14"/>
          <table:table-cell office:value-type="float" office:value="1.0"/>
          <table:table-cell office:value-type="float" office:value="0.0"/>
          <table:table-cell office:value-type="float" office:value="68.0"/>
          <table:table-cell office:value-type="float" office:value="19695.0"/>
          <table:table-cell office:value-type="float" office:value="261879.0"/>
          <table:table-cell office:value-type="float" office:value="329858.0"/>
          <table:table-cell office:value-type="float" office:value="1297570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88957"/>
          <table:table-cell office:value-type="float" office:value="2.866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27.0"/>
          <table:table-cell office:value-type="float" office:value="8082.0"/>
          <table:table-cell office:value-type="float" office:value="329158.0"/>
          <table:table-cell office:value-type="float" office:value="1295430.0"/>
          <table:table-cell office:value-type="float" office:value="2477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6.5891"/>
          <table:table-cell office:value-type="float" office:value="14.43"/>
          <table:table-cell office:value-type="float" office:value="12.18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29576.0"/>
          <table:table-cell office:value-type="float" office:value="271197.0"/>
          <table:table-cell office:value-type="float" office:value="329858.0"/>
          <table:table-cell office:value-type="float" office:value="1297570.0"/>
          <table:table-cell office:value-type="float" office:value="246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3.271"/>
          <table:table-cell office:value-type="float" office:value="111.129"/>
          <table:table-cell office:value-type="float" office:value="108.84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275996.0"/>
          <table:table-cell office:value-type="float" office:value="1437319.0"/>
          <table:table-cell office:value-type="float" office:value="329858.0"/>
          <table:table-cell office:value-type="float" office:value="1297570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5052"/>
          <table:table-cell office:value-type="float" office:value="2.661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2.0"/>
          <table:table-cell office:value-type="float" office:value="4212.0"/>
          <table:table-cell office:value-type="float" office:value="329158.0"/>
          <table:table-cell office:value-type="float" office:value="1295430.0"/>
          <table:table-cell office:value-type="float" office:value="2477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478.226"/>
          <table:table-cell office:value-type="float" office:value="476.122"/>
          <table:table-cell office:value-type="float" office:value="473.8"/>
          <table:table-cell office:value-type="float" office:value="0.0"/>
          <table:table-cell office:value-type="float" office:value="0.0"/>
          <table:table-cell office:value-type="float" office:value="2046.0"/>
          <table:table-cell office:value-type="float" office:value="1015996.0"/>
          <table:table-cell office:value-type="float" office:value="7628264.0"/>
          <table:table-cell office:value-type="float" office:value="329858.0"/>
          <table:table-cell office:value-type="float" office:value="1297571.0"/>
          <table:table-cell office:value-type="float" office:value="262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2435"/>
          <table:table-cell office:value-type="float" office:value="18.052"/>
          <table:table-cell office:value-type="float" office:value="15.86"/>
          <table:table-cell office:value-type="float" office:value="1.0"/>
          <table:table-cell office:value-type="float" office:value="0.0"/>
          <table:table-cell office:value-type="float" office:value="77.0"/>
          <table:table-cell office:value-type="float" office:value="21439.0"/>
          <table:table-cell office:value-type="float" office:value="389254.0"/>
          <table:table-cell office:value-type="float" office:value="329858.0"/>
          <table:table-cell office:value-type="float" office:value="1297571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399"/>
          <table:table-cell office:value-type="float" office:value="7.36"/>
          <table:table-cell office:value-type="float" office:value="4.92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9053.0"/>
          <table:table-cell office:value-type="float" office:value="58737.0"/>
          <table:table-cell office:value-type="float" office:value="329158.0"/>
          <table:table-cell office:value-type="float" office:value="1295431.0"/>
          <table:table-cell office:value-type="float" office:value="24773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6.5544"/>
          <table:table-cell office:value-type="float" office:value="14.348"/>
          <table:table-cell office:value-type="float" office:value="11.86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24924.0"/>
          <table:table-cell office:value-type="float" office:value="265496.0"/>
          <table:table-cell office:value-type="float" office:value="382940.0"/>
          <table:table-cell office:value-type="float" office:value="1505540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3521"/>
          <table:table-cell office:value-type="float" office:value="15.239"/>
          <table:table-cell office:value-type="float" office:value="12.68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700.0"/>
          <table:table-cell office:value-type="float" office:value="201101.0"/>
          <table:table-cell office:value-type="float" office:value="382940.0"/>
          <table:table-cell office:value-type="float" office:value="1505540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9446"/>
          <table:table-cell office:value-type="float" office:value="2.905"/>
          <table:table-cell office:value-type="float" office:value="0.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3.0"/>
          <table:table-cell office:value-type="float" office:value="10189.0"/>
          <table:table-cell office:value-type="float" office:value="382240.0"/>
          <table:table-cell office:value-type="float" office:value="1503400.0"/>
          <table:table-cell office:value-type="float" office:value="2735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49.5714"/>
          <table:table-cell office:value-type="float" office:value="47.442"/>
          <table:table-cell office:value-type="float" office:value="44.79"/>
          <table:table-cell office:value-type="float" office:value="0.0"/>
          <table:table-cell office:value-type="float" office:value="0.0"/>
          <table:table-cell office:value-type="float" office:value="320.0"/>
          <table:table-cell office:value-type="float" office:value="109209.0"/>
          <table:table-cell office:value-type="float" office:value="954727.0"/>
          <table:table-cell office:value-type="float" office:value="382940.0"/>
          <table:table-cell office:value-type="float" office:value="1505540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2247"/>
          <table:table-cell office:value-type="float" office:value="20.033"/>
          <table:table-cell office:value-type="float" office:value="17.39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34725.0"/>
          <table:table-cell office:value-type="float" office:value="491188.0"/>
          <table:table-cell office:value-type="float" office:value="382940.0"/>
          <table:table-cell office:value-type="float" office:value="1505540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93027"/>
          <table:table-cell office:value-type="float" office:value="2.254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0.0"/>
          <table:table-cell office:value-type="float" office:value="6127.0"/>
          <table:table-cell office:value-type="float" office:value="382240.0"/>
          <table:table-cell office:value-type="float" office:value="1503400.0"/>
          <table:table-cell office:value-type="float" office:value="2735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9.8132"/>
          <table:table-cell office:value-type="float" office:value="27.738"/>
          <table:table-cell office:value-type="float" office:value="25.07"/>
          <table:table-cell office:value-type="float" office:value="0.0"/>
          <table:table-cell office:value-type="float" office:value="0.0"/>
          <table:table-cell office:value-type="float" office:value="170.0"/>
          <table:table-cell office:value-type="float" office:value="49533.0"/>
          <table:table-cell office:value-type="float" office:value="662962.0"/>
          <table:table-cell office:value-type="float" office:value="382940.0"/>
          <table:table-cell office:value-type="float" office:value="1505541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8768"/>
          <table:table-cell office:value-type="float" office:value="13.618"/>
          <table:table-cell office:value-type="float" office:value="11.18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7068.0"/>
          <table:table-cell office:value-type="float" office:value="311636.0"/>
          <table:table-cell office:value-type="float" office:value="382940.0"/>
          <table:table-cell office:value-type="float" office:value="1505541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88271"/>
          <table:table-cell office:value-type="float" office:value="2.953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10401.0"/>
          <table:table-cell office:value-type="float" office:value="382240.0"/>
          <table:table-cell office:value-type="float" office:value="1503401.0"/>
          <table:table-cell office:value-type="float" office:value="2735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63.058"/>
          <table:table-cell office:value-type="float" office:value="460.959"/>
          <table:table-cell office:value-type="float" office:value="458.22"/>
          <table:table-cell office:value-type="float" office:value="0.0"/>
          <table:table-cell office:value-type="float" office:value="0.0"/>
          <table:table-cell office:value-type="float" office:value="2045.0"/>
          <table:table-cell office:value-type="float" office:value="890369.0"/>
          <table:table-cell office:value-type="float" office:value="5123562.0"/>
          <table:table-cell office:value-type="float" office:value="382940.0"/>
          <table:table-cell office:value-type="float" office:value="1505542.0"/>
          <table:table-cell office:value-type="float" office:value="286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.7729"/>
          <table:table-cell office:value-type="float" office:value="47.53"/>
          <table:table-cell office:value-type="float" office:value="45.06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23361.0"/>
          <table:table-cell office:value-type="float" office:value="873371.0"/>
          <table:table-cell office:value-type="float" office:value="382940.0"/>
          <table:table-cell office:value-type="float" office:value="1505542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9694"/>
          <table:table-cell office:value-type="float" office:value="2.991"/>
          <table:table-cell office:value-type="float" office:value="0.4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2.0"/>
          <table:table-cell office:value-type="float" office:value="10549.0"/>
          <table:table-cell office:value-type="float" office:value="382240.0"/>
          <table:table-cell office:value-type="float" office:value="1503402.0"/>
          <table:table-cell office:value-type="float" office:value="2735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47.3749"/>
          <table:table-cell office:value-type="float" office:value="45.204"/>
          <table:table-cell office:value-type="float" office:value="42.63"/>
          <table:table-cell office:value-type="float" office:value="0.0"/>
          <table:table-cell office:value-type="float" office:value="0.0"/>
          <table:table-cell office:value-type="float" office:value="317.0"/>
          <table:table-cell office:value-type="float" office:value="111642.0"/>
          <table:table-cell office:value-type="float" office:value="854900.0"/>
          <table:table-cell office:value-type="float" office:value="382940.0"/>
          <table:table-cell office:value-type="float" office:value="1505542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5412"/>
          <table:table-cell office:value-type="float" office:value="26.336"/>
          <table:table-cell office:value-type="float" office:value="23.84"/>
          <table:table-cell office:value-type="float" office:value="0.0"/>
          <table:table-cell office:value-type="float" office:value="0.0"/>
          <table:table-cell office:value-type="float" office:value="238.0"/>
          <table:table-cell office:value-type="float" office:value="65438.0"/>
          <table:table-cell office:value-type="float" office:value="428299.0"/>
          <table:table-cell office:value-type="float" office:value="382940.0"/>
          <table:table-cell office:value-type="float" office:value="1505542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21674"/>
          <table:table-cell office:value-type="float" office:value="3.323"/>
          <table:table-cell office:value-type="float" office:value="0.7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36.0"/>
          <table:table-cell office:value-type="float" office:value="20687.0"/>
          <table:table-cell office:value-type="float" office:value="382240.0"/>
          <table:table-cell office:value-type="float" office:value="1503402.0"/>
          <table:table-cell office:value-type="float" office:value="2735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6.3648"/>
          <table:table-cell office:value-type="float" office:value="14.316"/>
          <table:table-cell office:value-type="float" office:value="13.62"/>
          <table:table-cell office:value-type="float" office:value="0.0"/>
          <table:table-cell office:value-type="float" office:value="0.0"/>
          <table:table-cell office:value-type="float" office:value="177.0"/>
          <table:table-cell office:value-type="float" office:value="53688.0"/>
          <table:table-cell office:value-type="float" office:value="391846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2.06"/>
          <table:table-cell office:value-type="float" office:value="209.939"/>
          <table:table-cell office:value-type="float" office:value="209.26"/>
          <table:table-cell office:value-type="float" office:value="0.0"/>
          <table:table-cell office:value-type="float" office:value="0.0"/>
          <table:table-cell office:value-type="float" office:value="1788.0"/>
          <table:table-cell office:value-type="float" office:value="728579.0"/>
          <table:table-cell office:value-type="float" office:value="2931000.0"/>
          <table:table-cell office:value-type="float" office:value="106680.0"/>
          <table:table-cell office:value-type="float" office:value="413117.0"/>
          <table:table-cell office:value-type="float" office:value="147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7058"/>
          <table:table-cell office:value-type="float" office:value="0.72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279.0"/>
          <table:table-cell office:value-type="float" office:value="106330.0"/>
          <table:table-cell office:value-type="float" office:value="412047.0"/>
          <table:table-cell office:value-type="float" office:value="1341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8.64928"/>
          <table:table-cell office:value-type="float" office:value="6.69"/>
          <table:table-cell office:value-type="float" office:value="5.98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1103.0"/>
          <table:table-cell office:value-type="float" office:value="209198.0"/>
          <table:table-cell office:value-type="float" office:value="106680.0"/>
          <table:table-cell office:value-type="float" office:value="41311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8085"/>
          <table:table-cell office:value-type="float" office:value="2.114"/>
          <table:table-cell office:value-type="float" office:value="1.28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4565.0"/>
          <table:table-cell office:value-type="float" office:value="51150.0"/>
          <table:table-cell office:value-type="float" office:value="106680.0"/>
          <table:table-cell office:value-type="float" office:value="41311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6992"/>
          <table:table-cell office:value-type="float" office:value="0.68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364.0"/>
          <table:table-cell office:value-type="float" office:value="106330.0"/>
          <table:table-cell office:value-type="float" office:value="41204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0.8401"/>
          <table:table-cell office:value-type="float" office:value="8.853"/>
          <table:table-cell office:value-type="float" office:value="8.15"/>
          <table:table-cell office:value-type="float" office:value="0.0"/>
          <table:table-cell office:value-type="float" office:value="0.0"/>
          <table:table-cell office:value-type="float" office:value="110.0"/>
          <table:table-cell office:value-type="float" office:value="30436.0"/>
          <table:table-cell office:value-type="float" office:value="247677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5111"/>
          <table:table-cell office:value-type="float" office:value="1.831"/>
          <table:table-cell office:value-type="float" office:value="1.12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986.0"/>
          <table:table-cell office:value-type="float" office:value="41278.0"/>
          <table:table-cell office:value-type="float" office:value="106680.0"/>
          <table:table-cell office:value-type="float" office:value="41311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17045"/>
          <table:table-cell office:value-type="float" office:value="0.6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184.0"/>
          <table:table-cell office:value-type="float" office:value="106330.0"/>
          <table:table-cell office:value-type="float" office:value="412047.0"/>
          <table:table-cell office:value-type="float" office:value="1349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36.5214"/>
          <table:table-cell office:value-type="float" office:value="34.511"/>
          <table:table-cell office:value-type="float" office:value="33.82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2807.0"/>
          <table:table-cell office:value-type="float" office:value="662095.0"/>
          <table:table-cell office:value-type="float" office:value="106680.0"/>
          <table:table-cell office:value-type="float" office:value="413117.0"/>
          <table:table-cell office:value-type="float" office:value="1387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8639"/>
          <table:table-cell office:value-type="float" office:value="1.78"/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2707.0"/>
          <table:table-cell office:value-type="float" office:value="31152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10472"/>
          <table:table-cell office:value-type="float" office:value="0.65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224.0"/>
          <table:table-cell office:value-type="float" office:value="106330.0"/>
          <table:table-cell office:value-type="float" office:value="412047.0"/>
          <table:table-cell office:value-type="float" office:value="1369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5.66052"/>
          <table:table-cell office:value-type="float" office:value="3.731"/>
          <table:table-cell office:value-type="float" office:value="2.96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9838.0"/>
          <table:table-cell office:value-type="float" office:value="101122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7668"/>
          <table:table-cell office:value-type="float" office:value="1.397"/>
          <table:table-cell office:value-type="float" office:value="0.7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52.0"/>
          <table:table-cell office:value-type="float" office:value="31995.0"/>
          <table:table-cell office:value-type="float" office:value="106680.0"/>
          <table:table-cell office:value-type="float" office:value="41311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10022"/>
          <table:table-cell office:value-type="float" office:value="0.71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52.0"/>
          <table:table-cell office:value-type="float" office:value="106330.0"/>
          <table:table-cell office:value-type="float" office:value="412047.0"/>
          <table:table-cell office:value-type="float" office:value="1365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63.1327"/>
          <table:table-cell office:value-type="float" office:value="61.052"/>
          <table:table-cell office:value-type="float" office:value="59.08"/>
          <table:table-cell office:value-type="float" office:value="0.0"/>
          <table:table-cell office:value-type="float" office:value="0.0"/>
          <table:table-cell office:value-type="float" office:value="416.0"/>
          <table:table-cell office:value-type="float" office:value="142542.0"/>
          <table:table-cell office:value-type="float" office:value="1451952.0"/>
          <table:table-cell office:value-type="float" office:value="301520.0"/>
          <table:table-cell office:value-type="float" office:value="1186223.0"/>
          <table:table-cell office:value-type="float" office:value="23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724"/>
          <table:table-cell office:value-type="float" office:value="23.009"/>
          <table:table-cell office:value-type="float" office:value="21.07"/>
          <table:table-cell office:value-type="float" office:value="0.0"/>
          <table:table-cell office:value-type="float" office:value="0.0"/>
          <table:table-cell office:value-type="float" office:value="218.0"/>
          <table:table-cell office:value-type="float" office:value="66316.0"/>
          <table:table-cell office:value-type="float" office:value="411958.0"/>
          <table:table-cell office:value-type="float" office:value="301520.0"/>
          <table:table-cell office:value-type="float" office:value="1186223.0"/>
          <table:table-cell office:value-type="float" office:value="230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16909"/>
          <table:table-cell office:value-type="float" office:value="2.318"/>
          <table:table-cell office:value-type="float" office:value="0.4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2.0"/>
          <table:table-cell office:value-type="float" office:value="11393.0"/>
          <table:table-cell office:value-type="float" office:value="300820.0"/>
          <table:table-cell office:value-type="float" office:value="1184083.0"/>
          <table:table-cell office:value-type="float" office:value="2334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0.5375"/>
          <table:table-cell office:value-type="float" office:value="17.969"/>
          <table:table-cell office:value-type="float" office:value="14.09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1569.0"/>
          <table:table-cell office:value-type="float" office:value="195408.0"/>
          <table:table-cell office:value-type="float" office:value="301520.0"/>
          <table:table-cell office:value-type="float" office:value="1186222.0"/>
          <table:table-cell office:value-type="float" office:value="232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5112"/>
          <table:table-cell office:value-type="float" office:value="27.514"/>
          <table:table-cell office:value-type="float" office:value="25.37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5717.0"/>
          <table:table-cell office:value-type="float" office:value="455247.0"/>
          <table:table-cell office:value-type="float" office:value="301520.0"/>
          <table:table-cell office:value-type="float" office:value="1186222.0"/>
          <table:table-cell office:value-type="float" office:value="230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3071"/>
          <table:table-cell office:value-type="float" office:value="2.063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10267.0"/>
          <table:table-cell office:value-type="float" office:value="300820.0"/>
          <table:table-cell office:value-type="float" office:value="1184082.0"/>
          <table:table-cell office:value-type="float" office:value="2334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5.0799"/>
          <table:table-cell office:value-type="float" office:value="12.443"/>
          <table:table-cell office:value-type="float" office:value="10.46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22611.0"/>
          <table:table-cell office:value-type="float" office:value="268805.0"/>
          <table:table-cell office:value-type="float" office:value="301520.0"/>
          <table:table-cell office:value-type="float" office:value="1186222.0"/>
          <table:table-cell office:value-type="float" office:value="2296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414"/>
          <table:table-cell office:value-type="float" office:value="37.474"/>
          <table:table-cell office:value-type="float" office:value="35.43"/>
          <table:table-cell office:value-type="float" office:value="1.0"/>
          <table:table-cell office:value-type="float" office:value="0.0"/>
          <table:table-cell office:value-type="float" office:value="253.0"/>
          <table:table-cell office:value-type="float" office:value="83532.0"/>
          <table:table-cell office:value-type="float" office:value="1033909.0"/>
          <table:table-cell office:value-type="float" office:value="301520.0"/>
          <table:table-cell office:value-type="float" office:value="1186222.0"/>
          <table:table-cell office:value-type="float" office:value="230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42319"/>
          <table:table-cell office:value-type="float" office:value="2.066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3651.0"/>
          <table:table-cell office:value-type="float" office:value="300820.0"/>
          <table:table-cell office:value-type="float" office:value="1184082.0"/>
          <table:table-cell office:value-type="float" office:value="2309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31.218"/>
          <table:table-cell office:value-type="float" office:value="429.144"/>
          <table:table-cell office:value-type="float" office:value="427.01"/>
          <table:table-cell office:value-type="float" office:value="0.0"/>
          <table:table-cell office:value-type="float" office:value="0.0"/>
          <table:table-cell office:value-type="float" office:value="2258.0"/>
          <table:table-cell office:value-type="float" office:value="1029945.0"/>
          <table:table-cell office:value-type="float" office:value="4798621.0"/>
          <table:table-cell office:value-type="float" office:value="301520.0"/>
          <table:table-cell office:value-type="float" office:value="1186222.0"/>
          <table:table-cell office:value-type="float" office:value="2559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008"/>
          <table:table-cell office:value-type="float" office:value="13.81"/>
          <table:table-cell office:value-type="float" office:value="11.9"/>
          <table:table-cell office:value-type="float" office:value="1.0"/>
          <table:table-cell office:value-type="float" office:value="0.0"/>
          <table:table-cell office:value-type="float" office:value="93.0"/>
          <table:table-cell office:value-type="float" office:value="24486.0"/>
          <table:table-cell office:value-type="float" office:value="374171.0"/>
          <table:table-cell office:value-type="float" office:value="301520.0"/>
          <table:table-cell office:value-type="float" office:value="1186222.0"/>
          <table:table-cell office:value-type="float" office:value="2296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9433"/>
          <table:table-cell office:value-type="float" office:value="2.119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0.0"/>
          <table:table-cell office:value-type="float" office:value="7717.0"/>
          <table:table-cell office:value-type="float" office:value="300820.0"/>
          <table:table-cell office:value-type="float" office:value="1184082.0"/>
          <table:table-cell office:value-type="float" office:value="2309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7.8861"/>
          <table:table-cell office:value-type="float" office:value="15.742"/>
          <table:table-cell office:value-type="float" office:value="13.68"/>
          <table:table-cell office:value-type="float" office:value="0.0"/>
          <table:table-cell office:value-type="float" office:value="0.0"/>
          <table:table-cell office:value-type="float" office:value="115.0"/>
          <table:table-cell office:value-type="float" office:value="29391.0"/>
          <table:table-cell office:value-type="float" office:value="356767.0"/>
          <table:table-cell office:value-type="float" office:value="301520.0"/>
          <table:table-cell office:value-type="float" office:value="1186224.0"/>
          <table:table-cell office:value-type="float" office:value="230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8353"/>
          <table:table-cell office:value-type="float" office:value="15.702"/>
          <table:table-cell office:value-type="float" office:value="13.86"/>
          <table:table-cell office:value-type="float" office:value="1.0"/>
          <table:table-cell office:value-type="float" office:value="0.0"/>
          <table:table-cell office:value-type="float" office:value="124.0"/>
          <table:table-cell office:value-type="float" office:value="34431.0"/>
          <table:table-cell office:value-type="float" office:value="364655.0"/>
          <table:table-cell office:value-type="float" office:value="301520.0"/>
          <table:table-cell office:value-type="float" office:value="1186224.0"/>
          <table:table-cell office:value-type="float" office:value="230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61935"/>
          <table:table-cell office:value-type="float" office:value="2.781"/>
          <table:table-cell office:value-type="float" office:value="0.8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82.0"/>
          <table:table-cell office:value-type="float" office:value="22510.0"/>
          <table:table-cell office:value-type="float" office:value="300820.0"/>
          <table:table-cell office:value-type="float" office:value="1184084.0"/>
          <table:table-cell office:value-type="float" office:value="2310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24436"/>
          <table:table-cell office:value-type="float" office:value="0.2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283.0"/>
          <table:table-cell office:value-type="float" office:value="33398.0"/>
          <table:table-cell office:value-type="float" office:value="129445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8816"/>
          <table:table-cell office:value-type="float" office:value="0.22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5.0"/>
          <table:table-cell office:value-type="float" office:value="3991.0"/>
          <table:table-cell office:value-type="float" office:value="33398.0"/>
          <table:table-cell office:value-type="float" office:value="129445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3161"/>
          <table:table-cell office:value-type="float" office:value="0.23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6.0"/>
          <table:table-cell office:value-type="float" office:value="33258.0"/>
          <table:table-cell office:value-type="float" office:value="129017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32415"/>
          <table:table-cell office:value-type="float" office:value="0.34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0.0"/>
          <table:table-cell office:value-type="float" office:value="3744.0"/>
          <table:table-cell office:value-type="float" office:value="33398.0"/>
          <table:table-cell office:value-type="float" office:value="129445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8954"/>
          <table:table-cell office:value-type="float" office:value="0.313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37.0"/>
          <table:table-cell office:value-type="float" office:value="5694.0"/>
          <table:table-cell office:value-type="float" office:value="33398.0"/>
          <table:table-cell office:value-type="float" office:value="129445.0"/>
          <table:table-cell office:value-type="float" office:value="124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0356"/>
          <table:table-cell office:value-type="float" office:value="0.25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9.0"/>
          <table:table-cell office:value-type="float" office:value="33258.0"/>
          <table:table-cell office:value-type="float" office:value="129017.0"/>
          <table:table-cell office:value-type="float" office:value="1283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23368"/>
          <table:table-cell office:value-type="float" office:value="0.3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587.0"/>
          <table:table-cell office:value-type="float" office:value="33398.0"/>
          <table:table-cell office:value-type="float" office:value="129445.0"/>
          <table:table-cell office:value-type="float" office:value="125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5941"/>
          <table:table-cell office:value-type="float" office:value="0.25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389.0"/>
          <table:table-cell office:value-type="float" office:value="33398.0"/>
          <table:table-cell office:value-type="float" office:value="129445.0"/>
          <table:table-cell office:value-type="float" office:value="122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8914"/>
          <table:table-cell office:value-type="float" office:value="0.2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33258.0"/>
          <table:table-cell office:value-type="float" office:value="12901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20164"/>
          <table:table-cell office:value-type="float" office:value="0.31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88.0"/>
          <table:table-cell office:value-type="float" office:value="33398.0"/>
          <table:table-cell office:value-type="float" office:value="129445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5057"/>
          <table:table-cell office:value-type="float" office:value="0.2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984.0"/>
          <table:table-cell office:value-type="float" office:value="33398.0"/>
          <table:table-cell office:value-type="float" office:value="12944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1784"/>
          <table:table-cell office:value-type="float" office:value="0.20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33258.0"/>
          <table:table-cell office:value-type="float" office:value="129017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29381"/>
          <table:table-cell office:value-type="float" office:value="0.20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210.0"/>
          <table:table-cell office:value-type="float" office:value="33398.0"/>
          <table:table-cell office:value-type="float" office:value="12944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2822"/>
          <table:table-cell office:value-type="float" office:value="0.27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94.0"/>
          <table:table-cell office:value-type="float" office:value="33398.0"/>
          <table:table-cell office:value-type="float" office:value="129445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483"/>
          <table:table-cell office:value-type="float" office:value="0.1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33258.0"/>
          <table:table-cell office:value-type="float" office:value="129017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